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cm" svg:height="0.8cm" svg:x="4.6cm" svg:y="3.4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cm" svg:height="0.8cm" svg:x="4.599cm" svg:y="5.599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cm" svg:height="0.8cm" svg:x="6.798cm" svg:y="4.498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cm" svg:height="0.8cm" svg:x="8.9cm" svg:y="3.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cm" svg:height="0.8cm" svg:x="8.899cm" svg:y="5.599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4cm" svg:y1="3.8cm" svg:x2="6.9cm" svg:y2="4.6cm">
            <text:p/>
          </draw:line>
          <draw:line draw:style-name="gr2" draw:text-style-name="P1" draw:layer="layout" svg:x1="5.4cm" svg:y1="6cm" svg:x2="6.9cm" svg:y2="5.2cm">
            <text:p/>
          </draw:line>
          <draw:line draw:style-name="gr2" draw:text-style-name="P1" draw:layer="layout" svg:x1="7.5cm" svg:y1="5.1cm" svg:x2="8.9cm" svg:y2="6cm">
            <text:p/>
          </draw:line>
          <draw:line draw:style-name="gr2" draw:text-style-name="P1" draw:layer="layout" svg:x1="7.5cm" svg:y1="4.6cm" svg:x2="8.9cm" svg:y2="3.8cm">
            <text:p/>
          </draw:line>
          <draw:line draw:style-name="gr2" draw:text-style-name="P1" draw:layer="layout" svg:x1="9.3cm" svg:y1="4.2cm" svg:x2="9.3cm" svg:y2="5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HK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tta </meta:initial-creator>
    <meta:creation-date>2013-11-13T23:03:39</meta:creation-date>
    <dc:date>2013-11-13T23:11:05</dc:date>
    <dc:creator>putta </dc:creator>
    <meta:editing-duration>P0D</meta:editing-duration>
    <meta:editing-cycles>1</meta:editing-cycles>
    <meta:document-statistic meta:object-count="11"/>
    <meta:generator>LibreOffice/3.5$Linux_X86_64 LibreOffice_project/350m1$Build-2</meta:generator>
  </office:meta>
</office:document-meta>
</file>